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1c82" officeooo:paragraph-rsid="001f1c8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normal" officeooo:rsid="001f1c82" officeooo:paragraph-rsid="001f1c8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normal" officeooo:rsid="001f1c82" officeooo:paragraph-rsid="001f1c82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f2014"/>
    </style:style>
    <style:style style:name="T1" style:family="text">
      <style:text-properties style:font-name="arial" fo:font-size="11pt" fo:font-weight="normal" officeooo:rsid="001f1c82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f2014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2066ea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H2008 – Empreendendorismo em Informática</text:p>
      <text:p text:style-name="P2">Indicação do tema</text:p>
      <text:p text:style-name="P2"/>
      <text:p text:style-name="P3">Arthur Font Gouveia – 12036152</text:p>
      <text:p text:style-name="P3"/>
      <text:p text:style-name="P4"><text:span text:style-name="T1"><text:tab/>O tema do meu projeto é turismo pois se trata de uma atividade econômica </text:span><text:span text:style-name="T2">do setor terciário</text:span><text:span text:style-name="T1"> </text:span><text:span text:style-name="T2">com grande crescimento nos últimos anos </text:span><text:span text:style-name="T3">e alto potencial de crescimento futuro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8:34:38.169941591</meta:creation-date>
    <dc:date>2020-10-02T18:53:54.541736782</dc:date>
    <meta:editing-duration>PT8M1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40" meta:character-count="261" meta:non-whitespace-character-count="222"/>
  </office:meta>
</office:document-meta>
</file>